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4.152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62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HSOP-20-1EP_11.0x15.9mm_P1.27mm_SlugDown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9IN1092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2x1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8_Odd_Ev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D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n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P_Elec_4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n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6" meta:object-count="0"/>
    <meta:generator>LibreOffice/6.4.3.2$Linux_X86_64 LibreOffice_project/40$Build-2</meta:generator>
  </office:meta>
</office:document-meta>
</file>